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5-09-17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5-06-2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5-03-19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4-12-0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4-09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4-06-0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4-03-1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3-12-0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3-09-27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3-06-2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3-03-0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2-11-1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2-05-10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0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2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9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9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9-03-0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8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8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8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7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7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6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6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6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5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5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5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4-12-1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4-07-02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4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3-12-0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3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3-03-0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2-12-1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2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2-06-0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2-03-07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1-12-0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1-09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1-06-0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0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1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9-02-2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8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8-02-2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7-06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7-03-0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6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6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5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5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4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4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4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3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2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1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1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2000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9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9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8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4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4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3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2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9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9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9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8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8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7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5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5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5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4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2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80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7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6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6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6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5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5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4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4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3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3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2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1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1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0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7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9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8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8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8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7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7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5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5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4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3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3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2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886</text:p>
          </table:table-cell>
          <table:table-cell office:value-type="string" calcext:value-type="string">
            <text:p>36S/24E-33ABB</text:p>
          </table:table-cell>
          <table:table-cell office:value-type="string" calcext:value-type="string">
            <text:p>196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2" meta:object-count="0"/>
    <meta:user-defined meta:name="AppVersion">3.0</meta:user-defined>
  </office:meta>
</office:document-meta>
</file>